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415cm" fo:margin-left="0.778cm" table:align="left"/>
    </style:style>
    <style:style style:name="Tabla1.A" style:family="table-column">
      <style:table-column-properties style:column-width="12.039cm"/>
    </style:style>
    <style:style style:name="Tabla1.B" style:family="table-column">
      <style:table-column-properties style:column-width="3.376cm"/>
    </style:style>
    <style:style style:name="Tabla1.1" style:family="table-row">
      <style:table-row-properties style:min-row-height="1.693cm"/>
    </style:style>
    <style:style style:name="Tabla1.A1" style:family="table-cell">
      <style:table-cell-properties fo:padding="0.097cm" fo:border="0.05pt solid #000000"/>
    </style:style>
    <style:style style:name="Tabla1.2" style:family="table-row">
      <style:table-row-properties style:min-row-height="0.582cm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6.011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1.58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style:min-row-height="4.604cm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429cm" style:rel-column-width="9362*"/>
    </style:style>
    <style:style style:name="Tabla3.D" style:family="table-column">
      <style:table-column-properties style:column-width="9.714cm" style:rel-column-width="3744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4" style:family="table">
      <style:table-properties style:width="2.487cm" fo:margin-left="4.826cm" table:align="left"/>
    </style:style>
    <style:style style:name="Tabla4.A" style:family="table-column">
      <style:table-column-properties style:column-width="2.487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3.907cm" fo:margin-left="1.492cm" table:align="left"/>
    </style:style>
    <style:style style:name="Tabla5.A" style:family="table-column">
      <style:table-column-properties style:column-width="13.907cm"/>
    </style:style>
    <style:style style:name="Tabla5.A1" style:family="table-cell">
      <style:table-cell-properties fo:padding="0.097cm" fo:border="0.05pt solid #000000"/>
    </style:style>
    <style:style style:name="Tabla5.2" style:family="table-row">
      <style:table-row-properties style:min-row-height="2.731cm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2.842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="0.05pt solid #000000"/>
    </style:style>
    <style:style style:name="Tabla6.2" style:family="table-row">
      <style:table-row-properties style:min-row-height="4.027cm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88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f6276" officeooo:paragraph-rsid="000f6276"/>
    </style:style>
    <style:style style:name="P2" style:family="paragraph" style:parent-style-name="Standard">
      <style:paragraph-properties fo:text-align="justify" style:justify-single-word="false"/>
      <style:text-properties officeooo:rsid="000f6276" officeooo:paragraph-rsid="001dbbd3"/>
    </style:style>
    <style:style style:name="P3" style:family="paragraph" style:parent-style-name="Standard">
      <style:text-properties officeooo:rsid="00101a63" officeooo:paragraph-rsid="00101a63"/>
    </style:style>
    <style:style style:name="P4" style:family="paragraph" style:parent-style-name="Standard">
      <style:text-properties officeooo:rsid="00101a63" officeooo:paragraph-rsid="0018023d"/>
    </style:style>
    <style:style style:name="P5" style:family="paragraph" style:parent-style-name="Standard">
      <style:paragraph-properties fo:text-align="justify" style:justify-single-word="false"/>
      <style:text-properties officeooo:rsid="00101a63" officeooo:paragraph-rsid="0018023d"/>
    </style:style>
    <style:style style:name="P6" style:family="paragraph" style:parent-style-name="Standard">
      <style:text-properties officeooo:rsid="00101a63" officeooo:paragraph-rsid="003223ac"/>
    </style:style>
    <style:style style:name="P7" style:family="paragraph" style:parent-style-name="Standard">
      <style:text-properties officeooo:rsid="001f7f43" officeooo:paragraph-rsid="001f7f43"/>
    </style:style>
    <style:style style:name="P8" style:family="paragraph" style:parent-style-name="Standard">
      <style:text-properties fo:font-weight="bold" officeooo:rsid="000f6276" officeooo:paragraph-rsid="000f627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01a63" officeooo:paragraph-rsid="00101a63"/>
    </style:style>
    <style:style style:name="P10" style:family="paragraph" style:parent-style-name="Table_20_Contents">
      <style:paragraph-properties fo:text-align="center" style:justify-single-word="false"/>
      <style:text-properties officeooo:rsid="001a57c6" officeooo:paragraph-rsid="001a57c6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line-height="100%" fo:text-align="end" style:justify-single-word="false"/>
      <style:text-properties officeooo:paragraph-rsid="00214db0"/>
    </style:style>
    <style:style style:name="P13" style:family="paragraph" style:parent-style-name="Table_20_Contents">
      <style:paragraph-properties fo:text-align="center" style:justify-single-word="false"/>
      <style:text-properties officeooo:rsid="00261e4c" officeooo:paragraph-rsid="00261e4c"/>
    </style:style>
    <style:style style:name="P14" style:family="paragraph" style:parent-style-name="Table_20_Contents">
      <style:paragraph-properties fo:line-height="100%" fo:text-align="end" style:justify-single-word="false"/>
      <style:text-properties officeooo:rsid="00214db0" officeooo:paragraph-rsid="00214db0"/>
    </style:style>
    <style:style style:name="P15" style:family="paragraph" style:parent-style-name="Table_20_Contents">
      <style:text-properties officeooo:rsid="003223ac" officeooo:paragraph-rsid="003223ac"/>
    </style:style>
    <style:style style:name="P16" style:family="paragraph" style:parent-style-name="Table_20_Contents">
      <style:paragraph-properties fo:text-align="center" style:justify-single-word="false"/>
      <style:text-properties officeooo:rsid="003223ac" officeooo:paragraph-rsid="003223ac"/>
    </style:style>
    <style:style style:name="P17" style:family="paragraph" style:parent-style-name="Table_20_Contents">
      <style:text-properties officeooo:rsid="003240e5" officeooo:paragraph-rsid="003240e5"/>
    </style:style>
    <style:style style:name="P18" style:family="paragraph" style:parent-style-name="Table_20_Contents">
      <style:paragraph-properties fo:text-align="center" style:justify-single-word="false"/>
      <style:text-properties officeooo:rsid="003240e5" officeooo:paragraph-rsid="003240e5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101a63" officeooo:paragraph-rsid="00101a63" fo:background-color="transparent"/>
    </style:style>
    <style:style style:name="P20" style:family="paragraph" style:parent-style-name="Standard" style:list-style-name="L2">
      <style:text-properties officeooo:rsid="000f6276" officeooo:paragraph-rsid="000f6276"/>
    </style:style>
    <style:style style:name="P21" style:family="paragraph" style:parent-style-name="Standard">
      <style:text-properties officeooo:rsid="000f6276" officeooo:paragraph-rsid="000f6276"/>
    </style:style>
    <style:style style:name="P22" style:family="paragraph" style:parent-style-name="Standard" style:list-style-name="L2">
      <style:text-properties officeooo:rsid="0018023d" officeooo:paragraph-rsid="0018023d"/>
    </style:style>
    <style:style style:name="P23" style:family="paragraph" style:parent-style-name="Standard">
      <style:paragraph-properties fo:text-align="justify" style:justify-single-word="false"/>
      <style:text-properties officeooo:rsid="00373cd0" officeooo:paragraph-rsid="00373cd0"/>
    </style:style>
    <style:style style:name="P24" style:family="paragraph" style:parent-style-name="Standard">
      <style:paragraph-properties fo:text-align="justify" style:justify-single-word="false"/>
      <style:text-properties officeooo:rsid="00101a63" officeooo:paragraph-rsid="00101a63"/>
    </style:style>
    <style:style style:name="P25" style:family="paragraph" style:parent-style-name="Standard">
      <style:paragraph-properties fo:text-align="justify" style:justify-single-word="false"/>
      <style:text-properties officeooo:rsid="00101a63" officeooo:paragraph-rsid="00157265"/>
    </style:style>
    <style:style style:name="P26" style:family="paragraph" style:parent-style-name="Standard">
      <style:paragraph-properties fo:text-align="justify" style:justify-single-word="false"/>
      <style:text-properties officeooo:rsid="00101a63" officeooo:paragraph-rsid="003223ac"/>
    </style:style>
    <style:style style:name="P27" style:family="paragraph" style:parent-style-name="Standard">
      <style:paragraph-properties fo:text-align="justify" style:justify-single-word="false"/>
      <style:text-properties officeooo:rsid="00101a63" officeooo:paragraph-rsid="0018023d"/>
    </style:style>
    <style:style style:name="P28" style:family="paragraph" style:parent-style-name="Standard">
      <style:text-properties officeooo:rsid="00101a63" officeooo:paragraph-rsid="00101a63"/>
    </style:style>
    <style:style style:name="P29" style:family="paragraph" style:parent-style-name="Standard">
      <style:text-properties officeooo:rsid="00101a63" officeooo:paragraph-rsid="0018023d"/>
    </style:style>
    <style:style style:name="P30" style:family="paragraph" style:parent-style-name="Standard">
      <style:text-properties officeooo:rsid="00101a63" officeooo:paragraph-rsid="003223ac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101a63" officeooo:paragraph-rsid="00101a63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33b7bc" officeooo:paragraph-rsid="0033b7bc" fo:background-color="transparent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157265" officeooo:paragraph-rsid="00157265"/>
    </style:style>
    <style:style style:name="P34" style:family="paragraph" style:parent-style-name="Standard">
      <style:paragraph-properties fo:text-align="justify" style:justify-single-word="false"/>
      <style:text-properties officeooo:rsid="0033b7bc" officeooo:paragraph-rsid="0033b7bc"/>
    </style:style>
    <style:style style:name="P35" style:family="paragraph" style:parent-style-name="Standard">
      <style:text-properties style:text-underline-style="solid" style:text-underline-width="auto" style:text-underline-color="font-color" officeooo:rsid="00101a63" officeooo:paragraph-rsid="00101a63"/>
    </style:style>
    <style:style style:name="P36" style:family="paragraph" style:parent-style-name="Standard">
      <style:paragraph-properties fo:text-align="justify" style:justify-single-word="false"/>
      <style:text-properties officeooo:rsid="00359b9d" officeooo:paragraph-rsid="00359b9d"/>
    </style:style>
    <style:style style:name="P37" style:family="paragraph" style:parent-style-name="Standard">
      <style:paragraph-properties fo:text-align="justify" style:justify-single-word="false"/>
      <style:text-properties officeooo:rsid="001f7f43" officeooo:paragraph-rsid="001f7f43"/>
    </style:style>
    <style:style style:name="P38" style:family="paragraph" style:parent-style-name="Standard">
      <style:text-properties officeooo:rsid="001f7f43" officeooo:paragraph-rsid="001f7f43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bold" officeooo:rsid="00359b9d" officeooo:paragraph-rsid="00359b9d" style:font-weight-asian="bold" style:font-weight-complex="bold"/>
    </style:style>
    <style:style style:name="P40" style:family="paragraph">
      <style:paragraph-properties fo:text-align="center"/>
    </style:style>
    <style:style style:name="T1" style:family="text">
      <style:text-properties officeooo:rsid="001195c7"/>
    </style:style>
    <style:style style:name="T2" style:family="text">
      <style:text-properties officeooo:rsid="00135339"/>
    </style:style>
    <style:style style:name="T3" style:family="text">
      <style:text-properties officeooo:rsid="001407b1"/>
    </style:style>
    <style:style style:name="T4" style:family="text">
      <style:text-properties officeooo:rsid="00157265"/>
    </style:style>
    <style:style style:name="T5" style:family="text">
      <style:text-properties officeooo:rsid="0017eedf"/>
    </style:style>
    <style:style style:name="T6" style:family="text">
      <style:text-properties officeooo:rsid="0018023d"/>
    </style:style>
    <style:style style:name="T7" style:family="text">
      <style:text-properties officeooo:rsid="001a57c6"/>
    </style:style>
    <style:style style:name="T8" style:family="text">
      <style:text-properties officeooo:rsid="001ca89b"/>
    </style:style>
    <style:style style:name="T9" style:family="text">
      <style:text-properties officeooo:rsid="001f7f43"/>
    </style:style>
    <style:style style:name="T10" style:family="text">
      <style:text-properties officeooo:rsid="00214db0"/>
    </style:style>
    <style:style style:name="T11" style:family="text">
      <style:text-properties officeooo:rsid="0022d418"/>
    </style:style>
    <style:style style:name="T12" style:family="text">
      <style:text-properties officeooo:rsid="00321b3a"/>
    </style:style>
    <style:style style:name="T13" style:family="text">
      <style:text-properties officeooo:rsid="003223ac"/>
    </style:style>
    <style:style style:name="T14" style:family="text">
      <style:text-properties officeooo:rsid="003240e5"/>
    </style:style>
    <style:style style:name="T15" style:family="text">
      <style:text-properties officeooo:rsid="00359b9d"/>
    </style:style>
    <style:style style:name="T16" style:family="text">
      <style:text-properties officeooo:rsid="00373cd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normal" officeooo:rsid="00373cd0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fill-image-width="0cm" draw:fill-image-height="0cm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fill-image-width="0cm" draw:fill-image-height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111111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1 – Gu<text:span text:style-name="T4">í</text:span>a de estilos web – <text:span text:style-name="T16">Pedro Plaza Ramos</text:span></text:p>
      <text:p text:style-name="P1"/>
      <text:p text:style-name="P1"/>
      <text:list xml:id="list8693659413019789888" text:style-name="L2">
        <text:list-item>
          <text:p text:style-name="P20">Estructura</text:p>
        </text:list-item>
        <text:list-item>
          <text:p text:style-name="P20">Colores</text:p>
        </text:list-item>
        <text:list-item>
          <text:p text:style-name="P20">Tipografía</text:p>
        </text:list-item>
        <text:list-item>
          <text:p text:style-name="P22">Imágenes</text:p>
        </text:list-item>
      </text:list>
      <text:p text:style-name="P1"/>
      <text:p text:style-name="P1"/>
      <text:p text:style-name="P8">1. Estructura</text:p>
      <text:p text:style-name="P1"/>
      <text:p text:style-name="P2">La página <text:span text:style-name="T5">tendrá un margen del 10% hacia cada borde de la pantalla y </text:span>se dividirá en <text:span text:style-name="T8">cinco</text:span> secciones. </text:p>
      <text:p text:style-name="P1"/>
      <text:p text:style-name="P1"/>
      <text:p text:style-name="P1"><draw:rect text:anchor-type="paragraph" draw:z-index="0" draw:style-name="gr1" draw:text-style-name="P40" svg:width="17.013cm" svg:height="11.642cm" svg:x="-0.007cm" svg:y="0.176cm"><text:p/></draw:rect>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9"/>
            <text:p text:style-name="P9">1 - <text:span text:style-name="T3">Cabecera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9">2 - <text:span text:style-name="T3">Menú</text:span></text:p>
          </table:table-cell>
          <table:covered-table-cell/>
        </table:table-row>
        <table:table-row table:style-name="Tabla1.3">
          <table:table-cell table:style-name="Tabla1.A3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>3 - <text:span text:style-name="T3">Contenido</text:span></text:p>
          </table:table-cell>
          <table:table-cell table:style-name="Tabla1.A2" office:value-type="string">
            <text:p text:style-name="P9"/>
            <text:p text:style-name="P9"/>
            <text:p text:style-name="P9"/>
            <text:p text:style-name="P9"/>
            <text:p text:style-name="P10"/>
            <text:p text:style-name="P10">4 - Contacto</text:p>
          </table:table-cell>
        </table:table-row>
        <table:table-row table:style-name="Tabla1.4">
          <table:table-cell table:style-name="Tabla1.A2" table:number-columns-spanned="2" office:value-type="string">
            <text:p text:style-name="P9"/>
            <text:p text:style-name="P9"><text:span text:style-name="T7">5</text:span>-<text:span text:style-name="T3">Pie de página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5">La sección 1 será la cabecera de nuestra página <text:span text:style-name="T6">y tendrá una altura de 200px.</text:span> <text:span text:style-name="T6">A</text:span>parecerá <text:span text:style-name="T2">una imagen con </text:span>el logo de la empresa alineado a la izquierda, y alineado a la derecha, <text:span text:style-name="T2">la dirección de la empresa, su</text:span> número de teléfono y el correo de contacto, <text:span text:style-name="T6">cada información en una línea</text:span>. <text:span text:style-name="T11">Todo ello llevará un margen del 10% hacia cada lado de la sección.</text:span></text:p>
      <text:p text:style-name="P4"/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1"><draw:rect text:anchor-type="paragraph" draw:z-index="1" draw:style-name="gr2" draw:text-style-name="P40" svg:width="3.943cm" svg:height="3.731cm" svg:x="0.557cm" svg:y="0.288cm"><text:p text:style-name="P40">Logo</text:p></draw:rect></text:p>
            <text:p text:style-name="P12"/>
            <text:p text:style-name="P14">Dirección de la empresa <text:s text:c="2"/></text:p>
            <text:p text:style-name="P12"/>
            <text:p text:style-name="P14">Teléfono <text:s text:c="2"/></text:p>
            <text:p text:style-name="P12"/>
            <text:p text:style-name="P12"><text:span text:style-name="T10">Correo</text:span> <text:s text:c="3"/></text:p>
          </table:table-cell>
        </table:table-row>
      </table:table>
      <text:p text:style-name="P5"/>
      <text:p text:style-name="P5"/>
      <text:p text:style-name="P5">La sección 2 <text:span text:style-name="T6">tendrá una altura de 50px. C</text:span>ontendrá el menú con el cuál navegaremos por las diferentes páginas de nuestra web. <text:span text:style-name="T1">El menú será horizontal y tendrá los elementos inicio, nosotros y servicios, este último tendrá otro menú con 3 opciones que se desplegará hacia abajo cuando pongamos el ratón encima de servicios. Cada elemento tendrá una anchura de 100px, una altura de 50px y el texto estará alineado al centro.</text:span></text:p>
      <text:p text:style-name="P4"/>
      <text:p text:style-name="P4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3">Inicio</text:p>
          </table:table-cell>
          <table:table-cell table:style-name="Tabla3.A1" office:value-type="string">
            <text:p text:style-name="P13">Nosotros</text:p>
          </table:table-cell>
          <table:table-cell table:style-name="Tabla3.A1" office:value-type="string">
            <text:p text:style-name="P13">Servicios</text:p>
          </table:table-cell>
          <table:table-cell table:style-name="Tabla3.D1" office:value-type="string">
            <text:p text:style-name="Table_20_Contents"/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13">Servicio 1</text:p>
          </table:table-cell>
        </table:table-row>
        <table:table-row>
          <table:table-cell table:style-name="Tabla4.A2" office:value-type="string">
            <text:p text:style-name="P13">Servicio 2</text:p>
          </table:table-cell>
        </table:table-row>
        <table:table-row>
          <table:table-cell table:style-name="Tabla4.A2" office:value-type="string">
            <text:p text:style-name="P13">Servicio 3</text:p>
          </table:table-cell>
        </table:table-row>
      </table:table>
      <text:p text:style-name="P4"/>
      <text:p text:style-name="P4"/>
      <text:p text:style-name="P26"><text:span text:style-name="T6">L</text:span>a sección 3 <text:span text:style-name="T6">tendrá una altura de 1200px.</text:span> <text:span text:style-name="T6">S</text:span>e mostrará el contenido que tengamos en cada página del siti<text:span text:style-name="T6">o</text:span>. <text:span text:style-name="T13">Cada página deberá contar con una cabecera h1, un texto justificado y una imagen alineada al centro. Todo ello llevará un margen del 10% a cada lado de la sección.</text:span></text:p>
      <text:p text:style-name="P6"/>
      <text:p text:style-name="P6"/>
      <text:p text:style-name="P6"><draw:rect text:anchor-type="paragraph" draw:z-index="2" draw:style-name="gr3" draw:text-style-name="P40" svg:width="14.87cm" svg:height="7.012cm" svg:x="1.104cm" svg:y="0.123cm"><text:p/></draw:rect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>Cabecera</text:p>
          </table:table-cell>
        </table:table-row>
        <table:table-row table:style-name="Tabla5.2">
          <table:table-cell table:style-name="Tabla5.A2" office:value-type="string">
            <text:p text:style-name="P15"/>
            <text:p text:style-name="P15"/>
            <text:p text:style-name="P15">Texto</text:p>
            <text:p text:style-name="P15"/>
          </table:table-cell>
        </table:table-row>
        <table:table-row table:style-name="Tabla5.3">
          <table:table-cell table:style-name="Tabla5.A2" office:value-type="string">
            <text:p text:style-name="Table_20_Contents"/>
            <text:p text:style-name="Table_20_Contents"/>
            <text:p text:style-name="P16">Imagen</text:p>
          </table:table-cell>
        </table:table-row>
      </table:table>
      <text:p text:style-name="P6"><text:s/></text:p>
      <text:p text:style-name="P3"/>
      <text:p text:style-name="P3"/>
      <text:p text:style-name="P37">La sección 4 <text:span text:style-name="T13">tendrá una anchura de 200px. Será el formulario de contacto</text:span>. <text:span text:style-name="T14">Aparecerá un cuadro para poner el email del cliente y un bloque de texto para que ponga la información que quiere consultar. Además habrá un botón para reiniciar los datos y otro para enviar el formulario.</text:span></text:p>
      <text:p text:style-name="P37"/>
      <table:table table:name="Tabla6" table:style-name="Tabla6">
        <table:table-column table:style-name="Tabla6.A"/>
        <table:table-column table:style-name="Tabla6.B"/>
        <text:soft-page-break/>
        <table:table-row>
          <table:table-cell table:style-name="Tabla6.A1" table:number-columns-spanned="2" office:value-type="string">
            <text:p text:style-name="P17">Email</text:p>
          </table:table-cell>
          <table:covered-table-cell/>
        </table:table-row>
        <table:table-row table:style-name="Tabla6.2">
          <table:table-cell table:style-name="Tabla6.A2" table:number-columns-spanned="2" office:value-type="string">
            <text:p text:style-name="P17"/>
            <text:p text:style-name="P17"/>
            <text:p text:style-name="P17"/>
            <text:p text:style-name="P17">Bloque de texto</text:p>
          </table:table-cell>
          <table:covered-table-cell/>
        </table:table-row>
        <table:table-row table:style-name="Tabla6.3">
          <table:table-cell table:style-name="Tabla6.A3" office:value-type="string">
            <text:p text:style-name="P18">Enviar</text:p>
          </table:table-cell>
          <table:table-cell table:style-name="Tabla6.A2" office:value-type="string">
            <text:p text:style-name="P18">Borrar</text:p>
          </table:table-cell>
        </table:table-row>
      </table:table>
      <text:p text:style-name="P7"/>
      <text:p text:style-name="P24"/>
      <text:p text:style-name="P24">La sección <text:span text:style-name="T9">5</text:span> será el pie de página <text:span text:style-name="T1">donde aparecerá alineado a la izquierda la dirección de la empresa y su numero de teléfono, alineado a la derecha estará el nombre de la empresa que desarrolla la web. Tendrá una altura de 200px.</text:span></text:p>
      <text:p text:style-name="P24"/>
      <text:p text:style-name="P31">2. Colores</text:p>
      <text:p text:style-name="P24"/>
      <text:p text:style-name="P25">El fondo de la cabecera, el contenido <text:span text:style-name="T12">y el contacto </text:span>será de color blanco y <text:span text:style-name="T4">el texto que aparezca, será de color negro. </text:span></text:p>
      <text:p text:style-name="P25"/>
      <text:p text:style-name="P33">El fondo del menú y del pié de página será azul y el texto será de color blanco. Además, cuando pongamos el ratón encima de uno de los elementos del menú, el texto correspondiente se tornará negro.</text:p>
      <text:p text:style-name="P25"/>
      <text:p text:style-name="P33">Los enlaces que aparezcan serán de color azul y cuando entremos en él, se cambiará a color negro.</text:p>
      <text:p text:style-name="P33"/>
      <text:p text:style-name="P32">3.Tipografía</text:p>
      <text:p text:style-name="P34"/>
      <text:p text:style-name="P34">Para todo el documento se usará letra Calibri en tamaño 12px. Se usará la letra en negrita para resaltar y remarcar palabras <text:span text:style-name="T15">clave en las páginas y los h1 estarán subrayados.</text:span></text:p>
      <text:p text:style-name="P34"/>
      <text:p text:style-name="P39">4. Imágenes</text:p>
      <text:p text:style-name="P36"/>
      <text:p text:style-name="P36">Las imágenes serán 100% opacas. La imagen del logo tendrá un tamaño de 100x100px. Las imágenes del resto de páginas tendrán un tamaño de 300x300px.</text:p>
      <text:p text:style-name="P36"/>
      <text:p text:style-name="P23">Cuando aparezca en algún sitio nuestro número de teléfono, a su izquierda aparecerá una imagen de un teléfono de 10x10px. Igualmente cuando aparezca nuestro correo, aparecerá también una imagen de una carta de correos de tamaño 10x10px. </text:p>
      <text:p text:style-name="P3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01:21.376098564</meta:creation-date>
    <dc:date>2017-09-26T10:52:04.986154233</dc:date>
    <meta:editing-duration>PT7H15M5S</meta:editing-duration>
    <meta:editing-cycles>32</meta:editing-cycles>
    <meta:generator>LibreOffice/4.2.8.2$Linux_X86_64 LibreOffice_project/420m0$Build-2</meta:generator>
    <meta:document-statistic meta:table-count="6" meta:image-count="0" meta:object-count="0" meta:page-count="3" meta:paragraph-count="43" meta:word-count="531" meta:character-count="2971" meta:non-whitespace-character-count="2470"/>
  </office:meta>
</office:document-meta>
</file>